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09d" officeooo:paragraph-rsid="001fb09d"/>
    </style:style>
    <style:style style:name="P2" style:family="paragraph" style:parent-style-name="Standard">
      <style:text-properties fo:font-weight="bold" officeooo:rsid="001fb09d" officeooo:paragraph-rsid="001fb09d" style:font-weight-asian="bold" style:font-weight-complex="bold"/>
    </style:style>
    <style:style style:name="P3" style:family="paragraph" style:parent-style-name="Standard">
      <style:text-properties fo:font-size="14pt" fo:font-weight="bold" officeooo:rsid="001fb09d" officeooo:paragraph-rsid="001fb0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1fb09d" officeooo:paragraph-rsid="001fb09d" style:font-weight-asian="normal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YHTON PROGRAMS SIMPLE MATHEMATICS</text:span></text:p>
      <text:p text:style-name="P1"/>
      <text:p text:style-name="P3">1.Program to pirnt multiplication table:</text:p>
      <text:p text:style-name="P4"/>
      <text:p text:style-name="P4"># Multiplication table (from 1 to 10) in Python</text:p>
      <text:p text:style-name="P4"># To take input from the user</text:p>
      <text:p text:style-name="P4">num = int(input("Display multiplication table of? "))</text:p>
      <text:p text:style-name="P4">for i in range(1, 11):</text:p>
      <text:p text:style-name="P4"><text:s text:c="3"/>print(num, 'x', i, '=', num*i)</text:p>
      <text:p text:style-name="P2"/>
      <text:p text:style-name="P2">RESULT:</text:p>
      <text:p text:style-name="P2"/>
      <text:p text:style-name="P4">Display multiplication table of? 17</text:p>
      <text:p text:style-name="P4">17 x 1 = 17</text:p>
      <text:p text:style-name="P4">17 x 2 = 34</text:p>
      <text:p text:style-name="P4">17 x 3 = 51</text:p>
      <text:p text:style-name="P4">17 x 4 = 68</text:p>
      <text:p text:style-name="P4">17 x 5 = 85</text:p>
      <text:p text:style-name="P4">17 x 6 = 102</text:p>
      <text:p text:style-name="P4">17 x 7 = 119</text:p>
      <text:p text:style-name="P4">17 x 8 = 136</text:p>
      <text:p text:style-name="P4">17 x 9 = 153</text:p>
      <text:p text:style-name="P4">17 x 10 = 170</text:p>
      <text:p text:style-name="P4"/>
      <text:p text:style-name="P3">2.Program to print factorial of a given number:</text:p>
      <text:p text:style-name="P4"/>
      <text:p text:style-name="P4"># Python program to find the factorial of a number provided by the user.</text:p>
      <text:p text:style-name="P4"/>
      <text:p text:style-name="P4">num=int(input("Enter number to find factorial:"))</text:p>
      <text:p text:style-name="P4">factorial = 1</text:p>
      <text:p text:style-name="P4"># check if the number is negative, positive or zero</text:p>
      <text:p text:style-name="P4"/>
      <text:p text:style-name="P4">if num &lt; 0:</text:p>
      <text:p text:style-name="P4"><text:s text:c="3"/>print("Sorry, factorial does not exist for negative numbers")</text:p>
      <text:p text:style-name="P4">elif num == 0:</text:p>
      <text:p text:style-name="P4"><text:s text:c="3"/>print("The factorial of 0 is 1")</text:p>
      <text:p text:style-name="P4">else:</text:p>
      <text:p text:style-name="P4"><text:s text:c="3"/>for i in range(1,num + 1):</text:p>
      <text:p text:style-name="P4"><text:s text:c="7"/>factorial = factorial*i</text:p>
      <text:p text:style-name="P4"><text:s text:c="3"/>print("The factorial of",num,"is",factorial)</text:p>
      <text:p text:style-name="P2"/>
      <text:p text:style-name="P2">RESULTS:</text:p>
      <text:p text:style-name="P2"/>
      <text:p text:style-name="P4">Enter number to find factorial:5</text:p>
      <text:p text:style-name="P4">The factorial of 5 is 120</text:p>
      <text:p text:style-name="P4"/>
      <text:p text:style-name="P4">Enter number to find factorial:9</text:p>
      <text:p text:style-name="P4">The factorial of 9 is 3628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2T09:26:09.878023926</meta:creation-date>
    <dc:date>2022-05-12T09:32:36.578305738</dc:date>
    <meta:editing-duration>PT6M28S</meta:editing-duration>
    <meta:editing-cycles>1</meta:editing-cycles>
    <meta:document-statistic meta:table-count="0" meta:image-count="0" meta:object-count="0" meta:page-count="1" meta:paragraph-count="37" meta:word-count="196" meta:character-count="1008" meta:non-whitespace-character-count="827"/>
    <meta:generator>LibreOffice/6.0.7.3$Linux_X86_64 LibreOffice_project/00m0$Build-3</meta:generator>
  </office:meta>
</office:document-meta>
</file>